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0.852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Lab_20_03-4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wrap" fo:border-left="0.74pt solid #f8f8f2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Lab 03-4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/>
        <table:table-row table:style-name="ro1">
          <table:table-cell table:number-columns-repeated="3"/>
          <table:table-cell table:style-name="ce3" office:value-type="string" calcext:value-type="string">
            <text:p>Laboratorio 3-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>
            <text:p>Selección no contigua de celda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5" office:value-type="string" calcext:value-type="string">
            <text:p>Instrucciones: Seleccione cada dato que no sea cero y aplíqueles el formado de moneda.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Datos 1</text:p>
          </table:table-cell>
          <table:table-cell table:style-name="ce2" office:value-type="string" calcext:value-type="string">
            <text:p>Datos 2</text:p>
          </table:table-cell>
          <table:table-cell table:style-name="ce2" office:value-type="string" calcext:value-type="string">
            <text:p>Datos 3</text:p>
          </table:table-cell>
          <table:table-cell table:style-name="ce2" office:value-type="string" calcext:value-type="string">
            <text:p>Datos 4</text:p>
          </table:table-cell>
          <table:table-cell table:style-name="ce2" office:value-type="string" calcext:value-type="string">
            <text:p>TODO</text:p>
          </table:table-cell>
        </table:table-row>
        <table:table-row table:style-name="ro4">
          <table:table-cell/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846.26" calcext:value-type="float">
            <text:p>846.26</text:p>
          </table:table-cell>
          <table:table-cell office:value-type="float" office:value="456" calcext:value-type="float">
            <text:p>456</text:p>
          </table:table-cell>
        </table:table-row>
        <table:table-row table:style-name="ro4">
          <table:table-cell/>
          <table:table-cell office:value-type="float" office:value="45.7" calcext:value-type="float">
            <text:p>45.7</text:p>
          </table:table-cell>
          <table:table-cell office:value-type="float" office:value="458.26" calcext:value-type="float">
            <text:p>458.26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4.16" calcext:value-type="float">
            <text:p>154.16</text:p>
          </table:table-cell>
          <table:table-cell office:value-type="float" office:value="146.79" calcext:value-type="float">
            <text:p>146.79</text:p>
          </table:table-cell>
          <table:table-cell office:value-type="float" office:value="154.16" calcext:value-type="float">
            <text:p>154.16</text:p>
          </table:table-cell>
        </table:table-row>
        <table:table-row table:style-name="ro4">
          <table:table-cell/>
          <table:table-cell office:value-type="float" office:value="568.54" calcext:value-type="float">
            <text:p>568.54</text:p>
          </table:table-cell>
          <table:table-cell office:value-type="float" office:value="259.89" calcext:value-type="float">
            <text:p>259.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58.45" calcext:value-type="float">
            <text:p>258.4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846.26" calcext:value-type="float">
            <text:p>846.26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65.26" calcext:value-type="float">
            <text:p>265.26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46.79" calcext:value-type="float">
            <text:p>146.79</text:p>
          </table:table-cell>
          <table:table-cell office:value-type="float" office:value="15.23" calcext:value-type="float">
            <text:p>15.23</text:p>
          </table:table-cell>
          <table:table-cell office:value-type="float" office:value="146.79" calcext:value-type="float">
            <text:p>146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4">
          <table:table-cell/>
          <table:table-cell office:value-type="float" office:value="265.25" calcext:value-type="float">
            <text:p>265.25</text:p>
          </table:table-cell>
          <table:table-cell office:value-type="float" office:value="186.24" calcext:value-type="float">
            <text:p>186.24</text:p>
          </table:table-cell>
          <table:table-cell office:value-type="float" office:value="265.25" calcext:value-type="float">
            <text:p>265.25</text:p>
          </table:table-cell>
          <table:table-cell office:value-type="float" office:value="0" calcext:value-type="float">
            <text:p>0</text:p>
          </table:table-cell>
          <table:table-cell office:value-type="float" office:value="265.25" calcext:value-type="float">
            <text:p>265.25</text:p>
          </table:table-cell>
        </table:table-row>
        <table:table-row table:style-name="ro4" table:number-rows-repeated="1048562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Lab_20_03-4" style:display-name="PageStyle_Lab 03-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Valdez Lozano</meta:initial-creator>
    <meta:creation-date>2002-08-15T10:32:35</meta:creation-date>
    <dc:creator>Guillermo Valdez Lozano</dc:creator>
    <meta:document-statistic meta:table-count="1" meta:cell-count="53" meta:object-count="0"/>
    <meta:generator>LibreOffice/7.4.2.3$Linux_X86_64 LibreOffice_project/382eef1f22670f7f4118c8c2dd222ec7ad009daf</meta:generator>
  </office:meta>
</office:document-meta>
</file>